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fo:font-size="7pt" officeooo:rsid="00758099" officeooo:paragraph-rsid="012060bb" style:font-size-asian="7pt" style:font-size-complex="7pt"/>
    </style:style>
    <style:style style:name="P2" style:family="paragraph" style:parent-style-name="Text_20_body">
      <style:text-properties fo:color="#ff3333" fo:font-weight="bold" officeooo:rsid="00e598cd" officeooo:paragraph-rsid="00eb889c" style:font-weight-asian="bold" style:font-weight-complex="bold"/>
    </style:style>
    <style:style style:name="P3" style:family="paragraph" style:parent-style-name="Text_20_body" style:list-style-name="L1">
      <style:text-properties officeooo:rsid="00e598cd" officeooo:paragraph-rsid="00eb889c"/>
    </style:style>
    <style:style style:name="P4" style:family="paragraph" style:parent-style-name="Text_20_body">
      <style:text-properties officeooo:rsid="0121359f" officeooo:paragraph-rsid="0121359f"/>
    </style:style>
    <style:style style:name="P5" style:family="paragraph" style:parent-style-name="Text_20_body">
      <style:text-properties fo:font-size="8pt" style:font-size-asian="8pt" style:font-size-complex="8pt"/>
    </style:style>
    <style:style style:name="P6" style:family="paragraph" style:parent-style-name="Text_20_body">
      <style:text-properties fo:font-size="8pt" officeooo:rsid="0121359f" officeooo:paragraph-rsid="0121359f" style:font-size-asian="8pt" style:font-size-complex="8pt"/>
    </style:style>
    <style:style style:name="P7" style:family="paragraph" style:parent-style-name="Text_20_body">
      <style:text-properties fo:font-size="8pt" officeooo:rsid="00e598cd" officeooo:paragraph-rsid="0121359f" style:font-size-asian="8pt" style:font-size-complex="8pt"/>
    </style:style>
    <style:style style:name="P8" style:family="paragraph" style:parent-style-name="Text_20_body">
      <style:text-properties fo:color="#ff3333" fo:font-weight="bold" officeooo:rsid="00e598cd" officeooo:paragraph-rsid="0121359f" style:font-weight-asian="bold" style:font-weight-complex="bold"/>
    </style:style>
    <style:style style:name="T1" style:family="text">
      <style:text-properties officeooo:rsid="00e91d1a"/>
    </style:style>
    <style:style style:name="T2" style:family="text">
      <style:text-properties officeooo:rsid="00eb889c"/>
    </style:style>
    <style:style style:name="T3" style:family="text">
      <style:text-properties officeooo:rsid="0121359f"/>
    </style:style>
    <style:style style:name="T4" style:family="text">
      <style:text-properties fo:font-size="8pt" style:font-size-asian="8pt" style:font-size-complex="8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T2">Pins library f</text:span>unctions</text:h>
      <text:p text:style-name="P1">190<text:span text:style-name="T1">917</text:span>, updated <text:span text:style-name="T1">17</text:span>.<text:span text:style-name="T1">9</text:span>.2019/pekka</text:p>
      <text:h text:style-name="Heading_20_3" text:outline-level="3">Initialize pins</text:h>
      <text:p text:style-name="P5">/* Initialize Hardware IO block.</text:p>
      <text:p text:style-name="P5"><text:s/>*/</text:p>
      <text:p text:style-name="P5">void pins_setup(</text:p>
      <text:p text:style-name="P5"><text:s text:c="4"/>const Pin *pin_list,</text:p>
      <text:p text:style-name="P5"><text:s text:c="4"/>os_int flags);</text:p>
      <text:h text:style-name="Heading_20_3" text:outline-level="3">Set and get pin state</text:h>
      <text:p text:style-name="P4"><text:span text:style-name="T4">/* Set IO pin state.</text:span></text:p>
      <text:p text:style-name="P6"><text:s/>*/</text:p>
      <text:p text:style-name="P6">void pin_set(</text:p>
      <text:p text:style-name="P6"><text:s text:c="4"/>const Pin *pin,</text:p>
      <text:p text:style-name="P6"><text:s text:c="4"/>os_int state);</text:p>
      <text:p text:style-name="P6"/>
      <text:p text:style-name="P6">/* Get pin state.</text:p>
      <text:p text:style-name="P6"><text:s/>*/</text:p>
      <text:p text:style-name="P6">os_int pin_get(</text:p>
      <text:p text:style-name="P6"><text:s text:c="4"/>const Pin *pin);</text:p>
      <text:h text:style-name="Heading_20_3" text:outline-level="3">Access pin parameters</text:h>
      <text:p text:style-name="P7">/* Modify IO pin parameter.</text:p>
      <text:p text:style-name="P7"><text:s/>*/</text:p>
      <text:p text:style-name="P7">void pin_set_prm(</text:p>
      <text:p text:style-name="P7"><text:s text:c="4"/>const Pin *pin,</text:p>
      <text:p text:style-name="P7"><text:s text:c="4"/>pinPrm prm,</text:p>
      <text:p text:style-name="P7"><text:s text:c="4"/>os_int value);</text:p>
      <text:p text:style-name="P7"/>
      <text:p text:style-name="P7">/* Get value of IO pin parmeter.</text:p>
      <text:p text:style-name="P7"><text:s/>*/</text:p>
      <text:p text:style-name="P7">os_int pin_get_prm(</text:p>
      <text:p text:style-name="P7"><text:s text:c="4"/>const Pin *pin,</text:p>
      <text:p text:style-name="P7"><text:s text:c="4"/>pinPrm prm);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" fo:font-family="'Noto Sans'" style:font-style-name="Regular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5%"/>
      <style:text-properties fo:font-size="10.5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701in" fo:margin-bottom="0.0402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402in" fo:margin-bottom="0.0299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3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in" fo:margin-bottom="0.0299in" loext:contextual-spacing="false" fo:text-indent="0in" style:auto-text-indent="false"/>
      <style:text-properties fo:font-size="10.5pt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7:01:06.053858073</meta:creation-date>
    <dc:date>2019-09-18T06:17:12.041374546</dc:date>
    <meta:editing-duration>P2DT10H35M29S</meta:editing-duration>
    <meta:editing-cycles>233</meta:editing-cycles>
    <meta:generator>LibreOffice/6.2.4.2$Linux_X86_64 LibreOffice_project/20$Build-2</meta:generator>
    <meta:document-statistic meta:table-count="0" meta:image-count="0" meta:object-count="0" meta:page-count="1" meta:paragraph-count="30" meta:word-count="82" meta:character-count="519" meta:non-whitespace-character-count="422"/>
  </office:meta>
</office:document-meta>
</file>